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03_21-17-3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04_14-19-3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4-04_01-07-22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7" office:value-type="string">
            <text:p>2023-04-04_01-07-29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 office:value-type="string">
            <text:p>2023-04-04_01-07-18_000.jpg</text:p>
          </table:table-cell>
          <table:table-cell table:style-name="ce26" office:value-type="string">
            <text:p>:PHOTO 記録 / 経過記録；作ったもの / food=焼酎漬け / material=レモン：６（単位：スプーン）；ニンニク：１０；生姜：１０；スペアミント：０；ローズマリー：１０；ディル：１０,liquor=麦焼酎：??ml,time=~,container=silver-cap-small / type=~,other=作り置きする：混合。,occasion=経過観察。,id=2023-04-04_01-07-18_000.jpg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04_01-07-36_000.jpg</text:p>
          </table:table-cell>
          <table:table-cell table:style-name="ce26" office:value-type="string">
            <text:p>:PHOTO 記録 / 経過記録；作ったもの / food=焼酎漬け / material=レモン：６（単位：スプーン）；ニンニク：１０；生姜：１０；スペアミント：０；ローズマリー：１０；ディル：１０,liquor=麦焼酎：??ml,time=~,container=silver-cap-small / type=~,other=作り置きする：混合。,occasion=経過観察。傾け。,id=2023-04-04_01-07-18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PHOTO 記録 / 経過記録；作ったもの / food=焼酎漬け / material=レモン：６（単位：スプーン）；ニンニク：１０；生姜：１０；スペアミント：０；ローズマリー：１０；ディル：１０,liquor=麦焼酎：??ml,time=~,container=silver-cap-small / type=~,other=作り置きする：混合。,occasion=経過観察。傾け。,id=2023-04-04_01-07-18_000.jpg">
            <text:p>:PHOTO 記録 / 経過記録；作ったもの / food=焼酎漬け / material=レモン：６（単位：スプーン）；ニンニク：１０；生姜：１０；スペアミント：０；ローズマリー：１０；ディル：１０,liquor=麦焼酎：??ml,time=~,container=silver-cap-small / type=~,other=作り置きする：混合。,occasion=経過観察。傾け。,id=2023-04-04_01-07-18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4_01-09-04_000.jpg</text:p>
          </table:table-cell>
          <table:table-cell table:style-name="ce26" office:value-type="string">
            <text:p>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">
            <text:p>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04_01-09-11_000.jpg</text:p>
          </table:table-cell>
          <table:table-cell table:style-name="ce26" office:value-type="string">
            <text:p>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">
            <text:p>:PHOTO 記録 / 経過記録；作ったもの / food=焼酎漬け / material=レモン：６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4_01-07-18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4_05-21-02_000.jpg</text:p>
          </table:table-cell>
          <table:table-cell table:style-name="ce26" office:value-type="string">
            <text:p>:m :PHOTO 寝た時刻 / 2023 / オナニー、了、duration=2.5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m :PHOTO 寝た時刻 / 2023 / オナニー、了、duration=2.5時間ぐらい,other=~">
            <text:p>:m :PHOTO 寝た時刻 / 2023 / オナニー、了、duration=2.5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4_10-02-5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:PHOTO 起きた時刻 / 2023">
            <text:p>:m :PHOTO 起き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4-04_10-11-2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4-04_10-28-22_000.jpg</text:p>
          </table:table-cell>
          <table:table-cell table:style-name="ce26" office:value-type="string">
            <text:p>:m 見た夢 / topic=~ / content=「ショトリコ」。技術者の名前；５－４－２ / 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5];CONCATENATE([.C15];&quot; / &quot;;[.E13]))" office:value-type="string" office:string-value=":m #*# RES / free / res-id=P6IS / theme=家賃補助 / genre=~,content=川崎市。家賃補助するとしたら,w=~ / session-number=~ / doc=~,other=~">
            <text:p>:m #*# RES / free / res-id=P6IS / theme=家賃補助 / genre=~,content=川崎市。家賃補助するとしたら,w=~ / session-number=~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04_11-45-05_000.jpg</text:p>
          </table:table-cell>
          <table:table-cell table:style-name="ce26" office:value-type="string">
            <text:p>:m #*# RES / JVEMV6 64#199.2.1_jinsai_dooji / 『童子問』 著者=伊藤仁斎,校注=~ / p.111 / w=助法,topic=~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#*# RES / JVEMV6 64#199.2.1_jinsai_dooji / 『童子問』 著者=伊藤仁斎,校注=~ / p.111 / w=助法,topic=~,publisher=~,other=">
            <text:p>:m #*# RES / JVEMV6 64#199.2.1_jinsai_dooji / 『童子問』 著者=伊藤仁斎,校注=~ / p.111 / w=助法,topic=~,publisher=~,other=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4_12-58-14_000.jpg</text:p>
          </table:table-cell>
          <table:table-cell table:style-name="ce26" office:value-type="string">
            <text:p>:m #*# RES / free / res-id=P6IS / theme=家賃補助 / genre=~,content=川崎市。家賃補助するとしたら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m #*# RES / free / res-id=P6IS / theme=家賃補助 / genre=~,content=川崎市。家賃補助するとしたら,w=~ / session-number=~ / doc=~,other=~">
            <text:p>:m #*# RES / free / res-id=P6IS / theme=家賃補助 / genre=~,content=川崎市。家賃補助するとしたら,w=~ / session-number=~ / doc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0" office:value-type="string">
            <text:p>2023-04-04_14-06-26_000.jpg</text:p>
          </table:table-cell>
          <table:table-cell table:style-name="ce26" office:value-type="string">
            <text:p>:PHOTO 記録 / subject=卵：計量：重さ / location=台所 / content=卵の重さ：割り入れたところ,for=~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4-04_15-33-40_000.jpg</text:p>
          </table:table-cell>
          <table:table-cell table:style-name="ce26" office:value-type="string">
            <text:p>:m #*# RES / free# S87DP9 記事読み / id=H8YU(browser=yan) / media=ei / theme=パレスチナ；安保理決議；イスラエル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m #*# RES / free# S87DP9 記事読み / id=H8YU(browser=yan) / media=ei / theme=パレスチナ；安保理決議；イスラエル,content=~,w=~ / genre=~ / other=~">
            <text:p>:m #*# RES / free# S87DP9 記事読み / id=H8YU(browser=yan) / media=ei / theme=パレスチナ；安保理決議；イスラエル,content=~,w=~ / genre=~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4-04_17-28-00_000.jpg</text:p>
          </table:table-cell>
          <table:table-cell table:style-name="ce26" office:value-type="string">
            <text:p>:m #*# / memo:other(m:other) / topic=習字, about=,other=呼称、作った,id=~,content=QQQ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m #*# / memo:other(m:other) / topic=習字, about=,other=呼称、作った,id=~,content=QQQ">
            <text:p>:m #*# / memo:other(m:other) / topic=習字, about=,other=呼称、作った,id=~,content=QQQ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4-04_17-30-39_000.jpg</text:p>
          </table:table-cell>
          <table:table-cell table:style-name="ce26" office:value-type="string">
            <text:p>:m 1-2*4 RES / free / res-id=NCU6 / theme=math:指数関数：三角関数による表現 / genre=~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1-2*4 RES / free / res-id=NCU6 / theme=math:指数関数：三角関数による表現 / genre=~,content=~,w=~ / session-number=~ / doc=~,other=~">
            <text:p>:m 1-2*4 RES / free / res-id=NCU6 / theme=math:指数関数：三角関数による表現 / genre=~,content=~,w=~ / session-number=~ / doc=~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0" office:value-type="string">
            <text:p>2023-04-04_17-31-22_000.jpg</text:p>
          </table:table-cell>
          <table:table-cell table:style-name="ce33" office:value-type="string">
            <text:p>:m 3*4 RES / free / res-id=NCU6 / theme=math:指数関数：三角関数による表現 / genre=~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m 3*4 RES / free / res-id=NCU6 / theme=math:指数関数：三角関数による表現 / genre=~,content=~,w=~ / session-number=~ / doc=~,other=~">
            <text:p>:m 3*4 RES / free / res-id=NCU6 / theme=math:指数関数：三角関数による表現 / genre=~,content=~,w=~ / session-number=~ / doc=~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8" office:value-type="string">
            <text:p>2023-04-04_17-31-49_000.jpg</text:p>
          </table:table-cell>
          <table:table-cell table:style-name="ce27" office:value-type="string">
            <text:p>:m 4*4 RES / free / res-id=NCU6 / theme=math:指数関数：三角関数による表現 / genre=~,content=~,w=~ / session-number=~ / doc=~,other=found+;theorem+;orig-memo+ / N+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4*4 RES / free / res-id=NCU6 / theme=math:指数関数：三角関数による表現 / genre=~,content=~,w=~ / session-number=~ / doc=~,other=found+;theorem+;orig-memo+ / N+">
            <text:p>:m 4*4 RES / free / res-id=NCU6 / theme=math:指数関数：三角関数による表現 / genre=~,content=~,w=~ / session-number=~ / doc=~,other=found+;theorem+;orig-memo+ / N+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4-04_17-58-15_000.jpg</text:p>
          </table:table-cell>
          <table:table-cell table:style-name="ce26" office:value-type="string">
            <text:p>:m :? #*# / topic=math:代数 / content=三角関数による、複素数の表式。共軛に変換するための、行列は？ / status=~ / other=~,id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string" office:string-value=":m :? #*# / topic=math:代数 / content=三角関数による、複素数の表式。共軛に変換するための、行列は？ / status=~ / other=~,id=~">
            <text:p>:m :? #*# / topic=math:代数 / content=三角関数による、複素数の表式。共軛に変換するための、行列は？ / status=~ / other=~,id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4">2023/04/04</text:date>, <text:time>22:3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4T22:38:52.31</dc:date>
    <dc:creator>iwabuchi ken</dc:creator>
    <meta:editing-duration>P55DT12H25M24S</meta:editing-duration>
    <meta:editing-cycles>17990</meta:editing-cycles>
    <meta:document-statistic meta:table-count="2" meta:cell-count="932" meta:object-count="0"/>
    <meta:user-defined meta:name="qrichtext">1</meta:user-defined>
  </office:meta>
</office:document-meta>
</file>